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4pt" officeooo:rsid="00196454" officeooo:paragraph-rsid="00196454" style:font-size-asian="24pt" style:font-size-complex="24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3pt" officeooo:paragraph-rsid="00196454" style:font-size-asian="13pt" style:font-size-complex="13pt"/>
    </style:style>
    <style:style style:name="T1" style:family="text">
      <style:text-properties officeooo:rsid="00196454"/>
    </style:style>
    <style:style style:name="T2" style:family="text">
      <style:text-properties fo:font-size="12pt" officeooo:rsid="00196454" style:font-size-asian="10.5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645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cy Saldana</text:p>
      <text:list xml:id="list7059534794101620372" text:style-name="L1">
        <text:list-item>
          <text:p text:style-name="P2"><text:span text:style-name="T4">arp</text:span><text:span text:style-name="T1">- </text:span>a telecommunication protocol used for resolution of Internet layer addresses into link layer addresses, a critical function in multiple-access networks.</text:p>
          <text:p text:style-name="P2"/>
        </text:list-item>
        <text:list-item>
          <text:p text:style-name="P2"><text:span text:style-name="T4">ICMP</text:span><text:span text:style-name="T1">- </text:span>is one of the main protocols of the internet protocol suite. It is used by network devices, like routers, to send error messages</text:p>
          <text:p text:style-name="P2"><text:s/></text:p>
        </text:list-item>
        <text:list-item>
          <text:p text:style-name="P2"><text:span text:style-name="T4">IOT</text:span><text:span text:style-name="T1"> (Internet Of Things)- </text:span>is the internetworking of physical devices, vehicles, buildings and other items—embedded with electronics, software, sensors, actuators, and network connectivity that enable these objects to collect and exchange data</text:p>
          <text:p text:style-name="P2"><text:s/></text:p>
        </text:list-item>
        <text:list-item>
          <text:p text:style-name="P2"><text:span text:style-name="T3">NAT</text:span>- is a method of remapping one IP address space into another by modifying network address information in Internet Protoco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2:56:03.854939561</meta:creation-date>
    <dc:date>2016-09-19T13:13:29.603306276</dc:date>
    <meta:editing-duration>PT2M15S</meta:editing-duration>
    <meta:editing-cycles>1</meta:editing-cycles>
    <meta:document-statistic meta:table-count="0" meta:image-count="0" meta:object-count="0" meta:page-count="1" meta:paragraph-count="8" meta:word-count="107" meta:character-count="681" meta:non-whitespace-character-count="585"/>
    <meta:generator>LibreOffice/4.3.7.2$Linux_X86_64 LibreOffice_project/430$Build-2</meta:generator>
  </office:meta>
</office:document-meta>
</file>